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PAUCAR RAMOS, ROSA MAR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1190382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A JOY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152631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PAUCAR RAMOS, ROSA MAR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1190382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21 526 3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3000</text:p>
          </table:table-cell>
          <table:table-cell table:style-name="Tableau1.D2" office:value-type="string">
            <text:p text:style-name="P10">66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6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5805927</text:p>
          </table:table-cell>
          <table:table-cell table:style-name="Tabla2.D3" office:value-type="string">
            <text:p text:style-name="P17">66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6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0:42:0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